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  <style:style style:name="ce6" style:family="table-cell" style:parent-style-name="Default" style:data-style-name="N2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39in" svg:height="5.3543in" svg:x="7.4579in" svg:y="2.0598in">
            <draw:object draw:notify-on-update-of-ranges="Sheet1.I5:Sheet1.I10 Sheet1.D5:Sheet1.D10 Sheet1.E5:Sheet1.E10 Sheet1.F5:Sheet1.F10 Sheet1.G5:Sheet1.G10 Sheet1.H5:Sheet1.H10 Sheet1.I5:Sheet1.I10 Sheet1.J5:Sheet1.J10 Sheet1.K5:Sheet1.K10 Sheet1.L5:Sheet1.L10 Sheet1.M5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2" svg:width="6.298in" svg:height="3.5453in" svg:x="18.8083in" svg:y="0.3327in">
            <draw:object draw:notify-on-update-of-ranges="Sheet1.C25:Sheet1.C29 Sheet1.D25:Sheet1.D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table:number-columns-repeated="3"/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90.1" calcext:value-type="float">
            <text:p>90.1</text:p>
          </table:table-cell>
        </table:table-row>
        <table:table-row table:style-name="ro1">
          <table:table-cell table:number-columns-repeated="3"/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9" calcext:value-type="float">
            <text:p>39.0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7.5" calcext:value-type="float">
            <text:p>107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30" calcext:value-type="float">
            <text:p>130.0</text:p>
          </table:table-cell>
        </table:table-row>
        <table:table-row table:style-name="ro1">
          <table:table-cell table:number-columns-repeated="3"/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08.5" calcext:value-type="float">
            <text:p>108.5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52" calcext:value-type="float">
            <text:p>152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30.6" calcext:value-type="float">
            <text:p>130.6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72.8" calcext:value-type="float">
            <text:p>172.8</text:p>
          </table:table-cell>
        </table:table-row>
        <table:table-row table:style-name="ro1">
          <table:table-cell table:number-columns-repeated="3"/>
          <table:table-cell table:style-name="ce2" office:value-type="float" office:value="41" calcext:value-type="float">
            <text:p>41.0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144.6" calcext:value-type="float">
            <text:p>144.6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206.8" calcext:value-type="float">
            <text:p>206.8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71.6" calcext:value-type="float">
            <text:p>171.6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223.6" calcext:value-type="float">
            <text:p>223.6</text:p>
          </table:table-cell>
        </table:table-row>
        <table:table-row table:style-name="ro1">
          <table:table-cell table:number-columns-repeated="3"/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93.1" calcext:value-type="float">
            <text:p>93.1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79.9" calcext:value-type="float">
            <text:p>179.9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258.9" calcext:value-type="float">
            <text:p>258.9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223.9" calcext:value-type="float">
            <text:p>223.9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280.9" calcext:value-type="float">
            <text:p>280.9</text:p>
          </table:table-cell>
        </table:table-row>
        <table:table-row table:style-name="ro1">
          <table:table-cell table:number-columns-repeated="3"/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212.8" calcext:value-type="float">
            <text:p>212.8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283.4" calcext:value-type="float">
            <text:p>283.4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276.3" calcext:value-type="float">
            <text:p>276.3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00.9" calcext:value-type="float">
            <text:p>300.9</text:p>
          </table:table-cell>
        </table:table-row>
        <table:table-row table:style-name="ro1" table:number-rows-repeated="2">
          <table:table-cell table:number-columns-repeated="3"/>
          <table:table-cell table:style-name="ce2" table:number-columns-repeated="10"/>
        </table:table-row>
        <table:table-row table:style-name="ro1" table:number-rows-repeated="5">
          <table:table-cell table:number-columns-repeated="4"/>
          <table:table-cell table:style-name="ce2" table:number-columns-repeated="9"/>
        </table:table-row>
        <table:table-row table:style-name="ro1" table:number-rows-repeated="2">
          <table:table-cell table:number-columns-repeated="3"/>
          <table:table-cell table:style-name="ce2"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6" table:formula="of:=LINEST([.E5:.E10];[.D5:.D10])" office:value-type="float" office:value="1.84323949578598" calcext:value-type="float">
            <text:p>1.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style-name="ce6" table:formula="of:=LINEST([.G5:.G10];[.F5:.F10])" office:value-type="float" office:value="3.62448868879559" calcext:value-type="float">
            <text:p>3.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6" table:formula="of:=LINEST([.I5:.I10];[.H5:.H10])" office:value-type="float" office:value="5.08146068622439" calcext:value-type="float">
            <text:p>5.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style-name="ce6" table:formula="of:=LINEST([.K5:.K10];[.J5:.J10])" office:value-type="float" office:value="6.4082601733753" calcext:value-type="float">
            <text:p>6.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LINEST([.M5:.M10];[.L5:.L10])" office:value-type="float" office:value="8.10090441013264" calcext:value-type="float">
            <text:p>8.10</text:p>
          </table:table-cell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 table:number-columns-repeated="3"/>
          <table:table-cell table:style-name="ce3" table:formula="of:=LINEST([.D25:.D29];[.C25:.C29])/(2*PI())" office:value-type="float" office:value="0.000121746379943556" calcext:value-type="float">
            <text:p>1.22E-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table:formula="of:=[.K45]*0.5/(317*190*PI()*0.016^2)" office:value-type="float" office:value="0.00000125667611211456" calcext:value-type="float">
            <text:p>1.25667611211456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.1" calcext:value-type="float">
            <text:p>34.1</text:p>
          </table:table-cell>
          <table:table-cell office:value-type="float" office:value="74.4" calcext:value-type="float">
            <text:p>74.4</text:p>
          </table:table-cell>
          <table:table-cell table:style-name="ce3" table:formula="of:=[.E51]/(2*PI()*[.C51]*[.D51])" office:value-type="float" office:value="0.000172759775405042" calcext:value-type="float">
            <text:p>1.73E-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33.9" calcext:value-type="float">
            <text:p>33.9</text:p>
          </table:table-cell>
          <table:table-cell office:value-type="float" office:value="150.2" calcext:value-type="float">
            <text:p>150.2</text:p>
          </table:table-cell>
          <table:table-cell table:style-name="ce3" table:formula="of:=[.E52]/(2*PI()*[.C52]*[.D52])" office:value-type="float" office:value="0.000171156402700709" calcext:value-type="float">
            <text:p>1.71E-04</text:p>
          </table:table-cell>
          <table:table-cell/>
          <table:table-cell table:style-name="ce3" table:formula="of:=AVERAGE([.F51:.F55])" office:value-type="float" office:value="0.000169196004097998" calcext:value-type="float">
            <text:p>1.69E-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20" calcext:value-type="float">
            <text:p>6320</text:p>
          </table:table-cell>
          <table:table-cell office:value-type="float" office:value="33.7" calcext:value-type="float">
            <text:p>33.7</text:p>
          </table:table-cell>
          <table:table-cell office:value-type="float" office:value="226.1" calcext:value-type="float">
            <text:p>226.1</text:p>
          </table:table-cell>
          <table:table-cell table:style-name="ce3" table:formula="of:=[.E53]/(2*PI()*[.C53]*[.D53])" office:value-type="float" office:value="0.000168956037228513" calcext:value-type="float">
            <text:p>1.69E-04</text:p>
          </table:table-cell>
          <table:table-cell/>
          <table:table-cell table:formula="of:=STDEV([.F51:.F55])" office:value-type="float" office:value="0.00000282094417034598" calcext:value-type="float">
            <text:p>2.82094417034598E-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33.5" calcext:value-type="float">
            <text:p>33.5</text:p>
          </table:table-cell>
          <table:table-cell office:value-type="float" office:value="281.8" calcext:value-type="float">
            <text:p>281.8</text:p>
          </table:table-cell>
          <table:table-cell table:style-name="ce3" table:formula="of:=[.E54]/(2*PI()*[.C54]*[.D54])" office:value-type="float" office:value="0.000167350234937672" calcext:value-type="float">
            <text:p>1.67E-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33.2" calcext:value-type="float">
            <text:p>33.2</text:p>
          </table:table-cell>
          <table:table-cell office:value-type="float" office:value="335.4" calcext:value-type="float">
            <text:p>335.4</text:p>
          </table:table-cell>
          <table:table-cell table:style-name="ce3" table:formula="of:=[.E55]/(2*PI()*[.C55]*[.D55])" office:value-type="float" office:value="0.000165757570218053" calcext:value-type="float">
            <text:p>1.66E-0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2" svg:width="8.672in" svg:height="4.7374in" svg:x="8.2705in" svg:y="2.2484in">
            <draw:object draw:notify-on-update-of-ranges="Sheet2.C6:Sheet2.C11 Sheet2.D6:Sheet2.D11 Sheet2.E6:Sheet2.E11 Sheet2.F6:Sheet2.F11 Sheet2.G6:Sheet2.G11 Sheet2.H6:Sheet2.H11 Sheet2.I6:Sheet2.I11 Sheet2.J6:Sheet2.J11 Sheet2.K6:Sheet2.K11 Sheet2.L6:Sheet2.L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.0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98.4" calcext:value-type="float">
            <text:p>198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37" calcext:value-type="float">
            <text:p>237.0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268.7" calcext:value-type="float">
            <text:p>268.7</text:p>
          </table:table-cell>
        </table:table-row>
        <table:table-row table:style-name="ro1">
          <table:table-cell table:number-columns-repeated="2"/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36.5" calcext:value-type="float">
            <text:p>236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282.9" calcext:value-type="float">
            <text:p>282.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338.8" calcext:value-type="float">
            <text:p>338.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74.5" calcext:value-type="float">
            <text:p>374.5</text:p>
          </table:table-cell>
        </table:table-row>
        <table:table-row table:style-name="ro1">
          <table:table-cell table:number-columns-repeated="2"/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57.9" calcext:value-type="float">
            <text:p>157.9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317.4" calcext:value-type="float">
            <text:p>317.4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403.9" calcext:value-type="float">
            <text:p>403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404.9" calcext:value-type="float">
            <text:p>404.9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481.8" calcext:value-type="float">
            <text:p>481.8</text:p>
          </table:table-cell>
        </table:table-row>
        <table:table-row table:style-name="ro1">
          <table:table-cell table:number-columns-repeated="2"/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94" calcext:value-type="float">
            <text:p>194.0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369.3" calcext:value-type="float">
            <text:p>369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514" calcext:value-type="float">
            <text:p>514.0</text:p>
          </table:table-cell>
          <table:table-cell table:style-name="ce2" office:value-type="float" office:value="21.2" calcext:value-type="float">
            <text:p>21.2</text:p>
          </table:table-cell>
          <table:table-cell office:value-type="float" office:value="468.7" calcext:value-type="float">
            <text:p>468.7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578" calcext:value-type="float">
            <text:p>578.0</text:p>
          </table:table-cell>
        </table:table-row>
        <table:table-row table:style-name="ro1">
          <table:table-cell table:number-columns-repeated="2"/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237.9" calcext:value-type="float">
            <text:p>237.9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413.8" calcext:value-type="float">
            <text:p>413.8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583" calcext:value-type="float">
            <text:p>583.0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31" calcext:value-type="float">
            <text:p>531.0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675" calcext:value-type="float">
            <text:p>675.0</text:p>
          </table:table-cell>
        </table:table-row>
        <table:table-row table:style-name="ro1">
          <table:table-cell table:number-columns-repeated="2"/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283" calcext:value-type="float">
            <text:p>283.0</text:p>
          </table:table-cell>
          <table:table-cell table:style-name="ce2" office:value-type="float" office:value="41" calcext:value-type="float">
            <text:p>41.0</text:p>
          </table:table-cell>
          <table:table-cell table:style-name="ce2" office:value-type="float" office:value="450.9" calcext:value-type="float">
            <text:p>450.9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701" calcext:value-type="float">
            <text:p>701.0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608" calcext:value-type="float">
            <text:p>608.0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831" calcext:value-type="float">
            <text:p>831.0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6" table:formula="of:=LINEST([.D6:.D11];[.C6:.C11])" office:value-type="float" office:value="6.35593317813912" calcext:value-type="float">
            <text:p>6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6" table:formula="of:=LINEST([.F6:.F11];[.E6:.E11])" office:value-type="float" office:value="11.1873770617905" calcext:value-type="float">
            <text:p>11.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6" table:formula="of:=LINEST([.H6:.H11];[.G6:.G11])" office:value-type="float" office:value="16.9315778600004" calcext:value-type="float">
            <text:p>16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6" table:formula="of:=LINEST([.J6:.J11];[.I6:.I11])" office:value-type="float" office:value="21.7804669075106" calcext:value-type="float">
            <text:p>21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6" table:formula="of:=LINEST([.L6:.L11];[.K6:.K11])" office:value-type="float" office:value="26.8626046640371" calcext:value-type="float">
            <text:p>26.8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style-name="ce3" table:formula="of:=LINEST([.C26:.C30];[.B26:.B30])/(2*PI())" office:value-type="float" office:value="0.000410670943912374" calcext:value-type="float">
            <text:p>4.11E-04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37]*0.5/(317*257*PI()*0.0255^2)" office:value-type="float" office:value="0.00000123379032877621" calcext:value-type="float">
            <text:p>1.23379032877621E-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2" svg:width="10.6811in" svg:height="7.3185in" svg:x="2.728in" svg:y="1.911in">
            <draw:object draw:notify-on-update-of-ranges="Sheet3.C6:Sheet3.AC6 Sheet3.C7:Sheet3.A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(C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(V)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13" calcext:value-type="float">
            <text:p>0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1:34:29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07:20:23.102203024</meta:creation-date>
    <dc:date>2021-03-09T23:28:01.849000000</dc:date>
    <meta:editing-duration>PT3H56M24S</meta:editing-duration>
    <meta:editing-cycles>9</meta:editing-cycles>
    <meta:generator>LibreOffice/7.1.0.3$Windows_X86_64 LibreOffice_project/f6099ecf3d29644b5008cc8f48f42f4a40986e4c</meta:generator>
    <meta:document-statistic meta:table-count="3" meta:cell-count="23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0" chart:regression-type="linear"/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1" chart:regression-type="linear"/>
      <style:graphic-properties svg:stroke-color="#ffd320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0" chart:regression-type="linear"/>
      <style:graphic-properties svg:stroke-color="#7e0021"/>
    </style:style>
    <style:style style:name="ch1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0" chart:regression-type="linear"/>
      <style:graphic-properties svg:stroke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516cm" svg:height="13.601cm" xlink:href=".." xlink:type="simple" chart:class="chart:scatter" chart:style-name="ch1">
        <chart:title svg:x="5.224cm" svg:y="0.408cm" chart:style-name="ch2">
          <text:p>Voltaje inducido en la segunda bobina como función de la corriente en la primera</text:p>
        </chart:title>
        <chart:legend chart:legend-position="end" svg:x="23.002cm" svg:y="4.26cm" style:legend-expansion="high" chart:style-name="ch3"/>
        <chart:plot-area chart:style-name="ch4" table:cell-range-address="Sheet1.I5:Sheet1.I10 Sheet1.D5:Sheet1.E10 Sheet1.G5:Sheet1.G10 Sheet1.K5:Sheet1.K10 Sheet1.M5:Sheet1.M10" chart:data-source-has-labels="both" svg:x="1.541cm" svg:y="1.459cm" svg:width="20.931cm" svg:height="10.889cm">
          <chart:coordinate-region svg:x="2.639cm" svg:y="1.658cm" svg:width="19.501cm" svg:height="10.043cm"/>
          <chart:axis chart:dimension="x" chart:name="primary-x" chart:style-name="ch5" chartooo:axis-type="auto">
            <chart:title svg:x="11.433cm" svg:y="12.62cm" chart:style-name="ch6">
              <text:p>Ie (mA)</text:p>
            </chart:title>
            <chart:categories table:cell-range-address="Sheet1.I5:Sheet1.I1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542cm" chart:style-name="ch10">
              <text:p>Ve (mV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E5:Sheet1.E10" loext:label-string="2khz" chart:class="chart:scatter">
            <chart:domain table:cell-range-address="Sheet1.D5:Sheet1.D10"/>
            <chart:regression-curve chart:style-name="ch12"/>
            <chart:data-point chart:repeated="6"/>
          </chart:series>
          <chart:series chart:style-name="ch13" chart:values-cell-range-address="Sheet1.G5:Sheet1.G10" loext:label-string="4khz" chart:class="chart:scatter">
            <chart:domain table:cell-range-address="Sheet1.F5:Sheet1.F10"/>
            <chart:regression-curve chart:style-name="ch14"/>
            <chart:data-point chart:repeated="6"/>
          </chart:series>
          <chart:series chart:style-name="ch15" chart:values-cell-range-address="Sheet1.I5:Sheet1.I10" loext:label-string="6khz" chart:class="chart:scatter">
            <chart:domain table:cell-range-address="Sheet1.H5:Sheet1.H10"/>
            <chart:regression-curve chart:style-name="ch16"/>
            <chart:data-point chart:repeated="6"/>
          </chart:series>
          <chart:series chart:style-name="ch17" chart:values-cell-range-address="Sheet1.K5:Sheet1.K10" loext:label-string="8khz" chart:class="chart:scatter">
            <chart:domain table:cell-range-address="Sheet1.J5:Sheet1.J10"/>
            <chart:regression-curve chart:style-name="ch18"/>
            <chart:data-point chart:repeated="6"/>
          </chart:series>
          <chart:series chart:style-name="ch19" chart:values-cell-range-address="Sheet1.M5:Sheet1.M10" loext:label-string="10khz" chart:class="chart:scatter">
            <chart:domain table:cell-range-address="Sheet1.L5:Sheet1.L10"/>
            <chart:regression-curve chart:style-name="ch20"/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khz</text:p>
              </table:table-cell>
              <table:table-cell office:value-type="string">
                <text:p>Column F</text:p>
              </table:table-cell>
              <table:table-cell office:value-type="string">
                <text:p>4khz</text:p>
              </table:table-cell>
              <table:table-cell office:value-type="string">
                <text:p>Column H</text:p>
              </table:table-cell>
              <table:table-cell office:value-type="string">
                <text:p>6khz</text:p>
              </table:table-cell>
              <table:table-cell office:value-type="string">
                <text:p>Column J</text:p>
              </table:table-cell>
              <table:table-cell office:value-type="string">
                <text:p>8khz</text:p>
              </table:table-cell>
              <table:table-cell office:value-type="string">
                <text:p>Column L</text:p>
              </table:table-cell>
              <table:table-cell office:value-type="string">
                <text:p>10khz</text:p>
              </table:table-cell>
            </table:table-row>
          </table:table-header-rows>
          <table:table-rows>
            <table:table-row>
              <table:table-cell office:value-type="float" office:value="51.7">
                <text:p>51.7</text:p>
                <draw:g>
                  <svg:desc>Sheet1.I5:Sheet1.I10</svg:desc>
                </draw:g>
              </table:table-cell>
              <table:table-cell office:value-type="float" office:value="10.6">
                <text:p>10.6</text:p>
                <draw:g>
                  <svg:desc>Sheet1.D5:Sheet1.D10</svg:desc>
                </draw:g>
              </table:table-cell>
              <table:table-cell office:value-type="float" office:value="19.7">
                <text:p>19.7</text:p>
                <draw:g>
                  <svg:desc>Sheet1.E5:Sheet1.E10</svg:desc>
                </draw:g>
              </table:table-cell>
              <table:table-cell office:value-type="float" office:value="10.4">
                <text:p>10.4</text:p>
                <draw:g>
                  <svg:desc>Sheet1.F5:Sheet1.F10</svg:desc>
                </draw:g>
              </table:table-cell>
              <table:table-cell office:value-type="float" office:value="30.5">
                <text:p>30.5</text:p>
                <draw:g>
                  <svg:desc>Sheet1.G5:Sheet1.G10</svg:desc>
                </draw:g>
              </table:table-cell>
              <table:table-cell office:value-type="float" office:value="9.9">
                <text:p>9.9</text:p>
                <draw:g>
                  <svg:desc>Sheet1.H5:Sheet1.H10</svg:desc>
                </draw:g>
              </table:table-cell>
              <table:table-cell office:value-type="float" office:value="51.7">
                <text:p>51.7</text:p>
                <draw:g>
                  <svg:desc>Sheet1.I5:Sheet1.I10</svg:desc>
                </draw:g>
              </table:table-cell>
              <table:table-cell office:value-type="float" office:value="10.5">
                <text:p>10.5</text:p>
                <draw:g>
                  <svg:desc>Sheet1.J5:Sheet1.J10</svg:desc>
                </draw:g>
              </table:table-cell>
              <table:table-cell office:value-type="float" office:value="72.4">
                <text:p>72.4</text:p>
                <draw:g>
                  <svg:desc>Sheet1.K5:Sheet1.K10</svg:desc>
                </draw:g>
              </table:table-cell>
              <table:table-cell office:value-type="float" office:value="10.5">
                <text:p>10.5</text:p>
                <draw:g>
                  <svg:desc>Sheet1.L5:Sheet1.L10</svg:desc>
                </draw:g>
              </table:table-cell>
              <table:table-cell office:value-type="float" office:value="90.1">
                <text:p>90.1</text:p>
                <draw:g>
                  <svg:desc>Sheet1.M5:Sheet1.M10</svg:desc>
                </draw:g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21.1">
                <text:p>21.1</text:p>
              </table:table-cell>
              <table:table-cell office:value-type="float" office:value="39">
                <text:p>39</text:p>
              </table:table-cell>
              <table:table-cell office:value-type="float" office:value="20.3">
                <text:p>20.3</text:p>
              </table:table-cell>
              <table:table-cell office:value-type="float" office:value="72.1">
                <text:p>72.1</text:p>
              </table:table-cell>
              <table:table-cell office:value-type="float" office:value="20.8">
                <text:p>20.8</text:p>
              </table:table-cell>
              <table:table-cell office:value-type="float" office:value="107.5">
                <text:p>107.5</text:p>
              </table:table-cell>
              <table:table-cell office:value-type="float" office:value="15.2">
                <text:p>15.2</text:p>
              </table:table-cell>
              <table:table-cell office:value-type="float" office:value="100.5">
                <text:p>100.5</text:p>
              </table:table-cell>
              <table:table-cell office:value-type="float" office:value="15.1">
                <text:p>15.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1.3">
                <text:p>31.3</text:p>
              </table:table-cell>
              <table:table-cell office:value-type="float" office:value="57.9">
                <text:p>57.9</text:p>
              </table:table-cell>
              <table:table-cell office:value-type="float" office:value="30.6">
                <text:p>30.6</text:p>
              </table:table-cell>
              <table:table-cell office:value-type="float" office:value="108.5">
                <text:p>108.5</text:p>
              </table:table-cell>
              <table:table-cell office:value-type="float" office:value="29.6">
                <text:p>29.6</text:p>
              </table:table-cell>
              <table:table-cell office:value-type="float" office:value="152">
                <text:p>152</text:p>
              </table:table-cell>
              <table:table-cell office:value-type="float" office:value="20.4">
                <text:p>20.4</text:p>
              </table:table-cell>
              <table:table-cell office:value-type="float" office:value="130.6">
                <text:p>130.6</text:p>
              </table:table-cell>
              <table:table-cell office:value-type="float" office:value="21">
                <text:p>21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41">
                <text:p>41</text:p>
              </table:table-cell>
              <table:table-cell office:value-type="float" office:value="75.7">
                <text:p>75.7</text:p>
              </table:table-cell>
              <table:table-cell office:value-type="float" office:value="40.8">
                <text:p>40.8</text:p>
              </table:table-cell>
              <table:table-cell office:value-type="float" office:value="144.6">
                <text:p>144.6</text:p>
              </table:table-cell>
              <table:table-cell office:value-type="float" office:value="40.4">
                <text:p>40.4</text:p>
              </table:table-cell>
              <table:table-cell office:value-type="float" office:value="206.8">
                <text:p>206.8</text:p>
              </table:table-cell>
              <table:table-cell office:value-type="float" office:value="26.9">
                <text:p>26.9</text:p>
              </table:table-cell>
              <table:table-cell office:value-type="float" office:value="171.6">
                <text:p>171.6</text:p>
              </table:table-cell>
              <table:table-cell office:value-type="float" office:value="26.9">
                <text:p>26.9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float" office:value="258.9">
                <text:p>258.9</text:p>
              </table:table-cell>
              <table:table-cell office:value-type="float" office:value="50.4">
                <text:p>50.4</text:p>
              </table:table-cell>
              <table:table-cell office:value-type="float" office:value="93.1">
                <text:p>93.1</text:p>
              </table:table-cell>
              <table:table-cell office:value-type="float" office:value="50.8">
                <text:p>50.8</text:p>
              </table:table-cell>
              <table:table-cell office:value-type="float" office:value="179.9">
                <text:p>179.9</text:p>
              </table:table-cell>
              <table:table-cell office:value-type="float" office:value="50.6">
                <text:p>50.6</text:p>
              </table:table-cell>
              <table:table-cell office:value-type="float" office:value="258.9">
                <text:p>258.9</text:p>
              </table:table-cell>
              <table:table-cell office:value-type="float" office:value="34.7">
                <text:p>34.7</text:p>
              </table:table-cell>
              <table:table-cell office:value-type="float" office:value="223.9">
                <text:p>223.9</text:p>
              </table:table-cell>
              <table:table-cell office:value-type="float" office:value="33.9">
                <text:p>33.9</text:p>
              </table:table-cell>
              <table:table-cell office:value-type="float" office:value="280.9">
                <text:p>280.9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60.1">
                <text:p>60.1</text:p>
              </table:table-cell>
              <table:table-cell office:value-type="float" office:value="110.9">
                <text:p>110.9</text:p>
              </table:table-cell>
              <table:table-cell office:value-type="float" office:value="60.2">
                <text:p>60.2</text:p>
              </table:table-cell>
              <table:table-cell office:value-type="float" office:value="212.8">
                <text:p>212.8</text:p>
              </table:table-cell>
              <table:table-cell office:value-type="float" office:value="55.5">
                <text:p>55.5</text:p>
              </table:table-cell>
              <table:table-cell office:value-type="float" office:value="283.4">
                <text:p>283.4</text:p>
              </table:table-cell>
              <table:table-cell office:value-type="float" office:value="42.3">
                <text:p>42.3</text:p>
              </table:table-cell>
              <table:table-cell office:value-type="float" office:value="276.3">
                <text:p>276.3</text:p>
              </table:table-cell>
              <table:table-cell office:value-type="float" office:value="36.5">
                <text:p>36.5</text:p>
              </table:table-cell>
              <table:table-cell office:value-type="float" office:value="300.9">
                <text:p>30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14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cm" svg:y="0.478cm" chart:style-name="ch2">
          <text:p>Pendiente de la </text:p>
        </chart:title>
        <chart:legend chart:legend-position="end" svg:x="11.902cm" svg:y="3.955cm" style:legend-expansion="high" chart:style-name="ch3"/>
        <chart:plot-area chart:style-name="ch4" table:cell-range-address="Sheet1.C25:Sheet1.D29" svg:x="0.319cm" svg:y="1.275cm" svg:width="11.264cm" svg:height="7.551cm">
          <chart:coordinate-region svg:x="1.231cm" svg:y="1.474cm" svg:width="9.887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5:Sheet1.D29" chart:class="chart:scatter">
            <chart:domain table:cell-range-address="Sheet1.C25:Sheet1.C29"/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C25:Sheet1.C29</svg:desc>
                </draw:g>
              </table:table-cell>
              <table:table-cell office:value-type="float" office:value="1.84323949578598">
                <text:p>1.84323949578598</text:p>
                <draw:g>
                  <svg:desc>Sheet1.D25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3.62448868879559">
                <text:p>3.6244886887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5.08146068622439">
                <text:p>5.0814606862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6.4082601733753">
                <text:p>6.4082601733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8.10090441013264">
                <text:p>8.10090441013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9" loext:regression-extrapolate-backward="13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true" chart:regression-intercept-value="0" chart:regression-period="2" loext:regression-extrapolate-forward="20" loext:regression-extrapolate-backward="21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true" chart:regression-intercept-value="0" chart:regression-period="2" loext:regression-extrapolate-forward="11" loext:regression-extrapolate-backward="11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true" chart:regression-intercept-value="0" chart:regression-period="2" loext:regression-extrapolate-forward="20" loext:regression-extrapolate-backward="1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chart:regression-name="" chart:regression-max-degree="2" chart:regression-force-intercept="true" chart:regression-intercept-value="0" chart:regression-period="2" loext:regression-extrapolate-forward="10" loext:regression-extrapolate-backward="10" chart:regression-type="linear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28cm" svg:height="12.034cm" xlink:href=".." xlink:type="simple" chart:class="chart:scatter" chart:style-name="ch1">
        <chart:title svg:x="2.503cm" svg:y="0cm" chart:style-name="ch2">
          <text:p>Voltaje inducido en la bobina 3 como función de la corriente de la bobina 1 para diferentes frequencias</text:p>
        </chart:title>
        <chart:legend chart:legend-position="end" svg:x="18.514cm" svg:y="3.477cm" style:legend-expansion="high" chart:style-name="ch3"/>
        <chart:plot-area chart:style-name="ch4" table:cell-range-address="Sheet2.C6:Sheet2.D11 Sheet2.F6:Sheet2.F11 Sheet2.H6:Sheet2.H11 Sheet2.J6:Sheet2.J11 Sheet2.L6:Sheet2.L11" chart:data-source-has-labels="row" svg:x="1.451cm" svg:y="1.898cm" svg:width="16.623cm" svg:height="8.915cm">
          <chart:coordinate-region svg:x="2.549cm" svg:y="2.098cm" svg:width="15.193cm" svg:height="8.068cm"/>
          <chart:axis chart:dimension="x" chart:name="primary-x" chart:style-name="ch5">
            <chart:title svg:x="9.228cm" svg:y="11.053cm" chart:style-name="ch6">
              <text:p>Ie(mA)</text:p>
            </chart:title>
          </chart:axis>
          <chart:axis chart:dimension="y" chart:name="primary-y" chart:style-name="ch7">
            <chart:title svg:x="0.451cm" svg:y="6.955cm" chart:style-name="ch8">
              <text:p>Ve(mV)</text:p>
            </chart:title>
            <chart:grid chart:style-name="ch9" chart:class="major"/>
          </chart:axis>
          <chart:series chart:style-name="ch10" chart:values-cell-range-address="Sheet2.D6:Sheet2.D11" loext:label-string="2khz" chart:class="chart:scatter">
            <chart:domain table:cell-range-address="Sheet2.C6:Sheet2.C11"/>
            <chart:regression-curve chart:style-name="ch11"/>
            <chart:data-point chart:repeated="6"/>
          </chart:series>
          <chart:series chart:style-name="ch12" chart:values-cell-range-address="Sheet2.F6:Sheet2.F11" loext:label-string="4khz" chart:class="chart:scatter">
            <chart:domain table:cell-range-address="Sheet2.E6:Sheet2.E11"/>
            <chart:regression-curve chart:style-name="ch13"/>
            <chart:data-point chart:repeated="6"/>
          </chart:series>
          <chart:series chart:style-name="ch14" chart:values-cell-range-address="Sheet2.H6:Sheet2.H11" loext:label-string="6khz" chart:class="chart:scatter">
            <chart:domain table:cell-range-address="Sheet2.G6:Sheet2.G11"/>
            <chart:regression-curve chart:style-name="ch15"/>
            <chart:data-point chart:repeated="6"/>
          </chart:series>
          <chart:series chart:style-name="ch16" chart:values-cell-range-address="Sheet2.J6:Sheet2.J11" loext:label-string="8khz" chart:class="chart:scatter">
            <chart:domain table:cell-range-address="Sheet2.I6:Sheet2.I11"/>
            <chart:regression-curve chart:style-name="ch17"/>
            <chart:data-point chart:repeated="6"/>
          </chart:series>
          <chart:series chart:style-name="ch18" chart:values-cell-range-address="Sheet2.L6:Sheet2.L11" loext:label-string="10khz" chart:class="chart:scatter">
            <chart:domain table:cell-range-address="Sheet2.K6:Sheet2.K11"/>
            <chart:regression-curve chart:style-name="ch19"/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khz</text:p>
              </table:table-cell>
              <table:table-cell office:value-type="string">
                <text:p>Column E</text:p>
              </table:table-cell>
              <table:table-cell office:value-type="string">
                <text:p>4khz</text:p>
              </table:table-cell>
              <table:table-cell office:value-type="string">
                <text:p>Column G</text:p>
              </table:table-cell>
              <table:table-cell office:value-type="string">
                <text:p>6khz</text:p>
              </table:table-cell>
              <table:table-cell office:value-type="string">
                <text:p>Column I</text:p>
              </table:table-cell>
              <table:table-cell office:value-type="string">
                <text:p>8khz</text:p>
              </table:table-cell>
              <table:table-cell office:value-type="string">
                <text:p>Column K</text:p>
              </table:table-cell>
              <table:table-cell office:value-type="string">
                <text:p>10kh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2.C6:Sheet2.C11</svg:desc>
                </draw:g>
              </table:table-cell>
              <table:table-cell office:value-type="float" office:value="84.9">
                <text:p>84.9</text:p>
                <draw:g>
                  <svg:desc>Sheet2.D6:Sheet2.D11</svg:desc>
                </draw:g>
              </table:table-cell>
              <table:table-cell office:value-type="float" office:value="11.4">
                <text:p>11.4</text:p>
                <draw:g>
                  <svg:desc>Sheet2.E6:Sheet2.E11</svg:desc>
                </draw:g>
              </table:table-cell>
              <table:table-cell office:value-type="float" office:value="118.4">
                <text:p>118.4</text:p>
                <draw:g>
                  <svg:desc>Sheet2.F6:Sheet2.F11</svg:desc>
                </draw:g>
              </table:table-cell>
              <table:table-cell office:value-type="float" office:value="11.5">
                <text:p>11.5</text:p>
                <draw:g>
                  <svg:desc>Sheet2.G6:Sheet2.G11</svg:desc>
                </draw:g>
              </table:table-cell>
              <table:table-cell office:value-type="float" office:value="198.4">
                <text:p>198.4</text:p>
                <draw:g>
                  <svg:desc>Sheet2.H6:Sheet2.H11</svg:desc>
                </draw:g>
              </table:table-cell>
              <table:table-cell office:value-type="float" office:value="10.2">
                <text:p>10.2</text:p>
                <draw:g>
                  <svg:desc>Sheet2.I6:Sheet2.I11</svg:desc>
                </draw:g>
              </table:table-cell>
              <table:table-cell office:value-type="float" office:value="237">
                <text:p>237</text:p>
                <draw:g>
                  <svg:desc>Sheet2.J6:Sheet2.J11</svg:desc>
                </draw:g>
              </table:table-cell>
              <table:table-cell office:value-type="float" office:value="9.5">
                <text:p>9.5</text:p>
                <draw:g>
                  <svg:desc>Sheet2.K6:Sheet2.K11</svg:desc>
                </draw:g>
              </table:table-cell>
              <table:table-cell office:value-type="float" office:value="268.7">
                <text:p>268.7</text:p>
                <draw:g>
                  <svg:desc>Sheet2.L6:Sheet2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">
                <text:p>19.1</text:p>
              </table:table-cell>
              <table:table-cell office:value-type="float" office:value="123.1">
                <text:p>123.1</text:p>
              </table:table-cell>
              <table:table-cell office:value-type="float" office:value="21.4">
                <text:p>21.4</text:p>
              </table:table-cell>
              <table:table-cell office:value-type="float" office:value="236.5">
                <text:p>236.5</text:p>
              </table:table-cell>
              <table:table-cell office:value-type="float" office:value="16.7">
                <text:p>16.7</text:p>
              </table:table-cell>
              <table:table-cell office:value-type="float" office:value="282.9">
                <text:p>282.9</text:p>
              </table:table-cell>
              <table:table-cell office:value-type="float" office:value="15.2">
                <text:p>15.2</text:p>
              </table:table-cell>
              <table:table-cell office:value-type="float" office:value="338.8">
                <text:p>338.8</text:p>
              </table:table-cell>
              <table:table-cell office:value-type="float" office:value="13.6">
                <text:p>13.6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157.9">
                <text:p>157.9</text:p>
              </table:table-cell>
              <table:table-cell office:value-type="float" office:value="28.8">
                <text:p>28.8</text:p>
              </table:table-cell>
              <table:table-cell office:value-type="float" office:value="317.4">
                <text:p>317.4</text:p>
              </table:table-cell>
              <table:table-cell office:value-type="float" office:value="23.9">
                <text:p>23.9</text:p>
              </table:table-cell>
              <table:table-cell office:value-type="float" office:value="403.9">
                <text:p>403.9</text:p>
              </table:table-cell>
              <table:table-cell office:value-type="float" office:value="18.2">
                <text:p>18.2</text:p>
              </table:table-cell>
              <table:table-cell office:value-type="float" office:value="404.9">
                <text:p>404.9</text:p>
              </table:table-cell>
              <table:table-cell office:value-type="float" office:value="17.6">
                <text:p>17.6</text:p>
              </table:table-cell>
              <table:table-cell office:value-type="float" office:value="481.8">
                <text:p>48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">
                <text:p>30.2</text:p>
              </table:table-cell>
              <table:table-cell office:value-type="float" office:value="194">
                <text:p>194</text:p>
              </table:table-cell>
              <table:table-cell office:value-type="float" office:value="33.6">
                <text:p>33.6</text:p>
              </table:table-cell>
              <table:table-cell office:value-type="float" office:value="369.3">
                <text:p>369.3</text:p>
              </table:table-cell>
              <table:table-cell office:value-type="float" office:value="30.2">
                <text:p>30.2</text:p>
              </table:table-cell>
              <table:table-cell office:value-type="float" office:value="514">
                <text:p>514</text:p>
              </table:table-cell>
              <table:table-cell office:value-type="float" office:value="21.2">
                <text:p>21.2</text:p>
              </table:table-cell>
              <table:table-cell office:value-type="float" office:value="468.7">
                <text:p>468.7</text:p>
              </table:table-cell>
              <table:table-cell office:value-type="float" office:value="21.1">
                <text:p>21.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1">
                <text:p>37.1</text:p>
              </table:table-cell>
              <table:table-cell office:value-type="float" office:value="237.9">
                <text:p>237.9</text:p>
              </table:table-cell>
              <table:table-cell office:value-type="float" office:value="37.6">
                <text:p>37.6</text:p>
              </table:table-cell>
              <table:table-cell office:value-type="float" office:value="413.8">
                <text:p>413.8</text:p>
              </table:table-cell>
              <table:table-cell office:value-type="float" office:value="34.3">
                <text:p>34.3</text:p>
              </table:table-cell>
              <table:table-cell office:value-type="float" office:value="583">
                <text:p>583</text:p>
              </table:table-cell>
              <table:table-cell office:value-type="float" office:value="23.8">
                <text:p>23.8</text:p>
              </table:table-cell>
              <table:table-cell office:value-type="float" office:value="531">
                <text:p>531</text:p>
              </table:table-cell>
              <table:table-cell office:value-type="float" office:value="24.7">
                <text:p>24.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2">
                <text:p>44.2</text:p>
              </table:table-cell>
              <table:table-cell office:value-type="float" office:value="283">
                <text:p>283</text:p>
              </table:table-cell>
              <table:table-cell office:value-type="float" office:value="41">
                <text:p>41</text:p>
              </table:table-cell>
              <table:table-cell office:value-type="float" office:value="450.9">
                <text:p>450.9</text:p>
              </table:table-cell>
              <table:table-cell office:value-type="float" office:value="41.3">
                <text:p>41.3</text:p>
              </table:table-cell>
              <table:table-cell office:value-type="float" office:value="701">
                <text:p>701</text:p>
              </table:table-cell>
              <table:table-cell office:value-type="float" office:value="27.3">
                <text:p>27.3</text:p>
              </table:table-cell>
              <table:table-cell office:value-type="float" office:value="608">
                <text:p>608</text:p>
              </table:table-cell>
              <table:table-cell office:value-type="float" office:value="30.5">
                <text:p>30.5</text:p>
              </table:table-cell>
              <table:table-cell office:value-type="float" office:value="831">
                <text:p>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31cm" svg:height="18.59cm" xlink:href=".." xlink:type="simple" chart:class="chart:scatter" chart:style-name="ch1">
        <chart:title svg:x="8.15cm" svg:y="0.507cm" chart:style-name="ch2">
          <text:p>Voltaje inducido en función de la posición en la bobina</text:p>
        </chart:title>
        <chart:plot-area chart:style-name="ch3" table:cell-range-address="Sheet3.C6:Sheet3.AC7" svg:x="1.67cm" svg:y="0.864cm" svg:width="23.746cm" svg:height="15.815cm">
          <chart:coordinate-region svg:x="2.582cm" svg:y="1.064cm" svg:width="22.647cm" svg:height="14.968cm"/>
          <chart:axis chart:dimension="x" chart:name="primary-x" chart:style-name="ch4">
            <chart:title svg:x="13.089cm" svg:y="17.05cm" chart:style-name="ch5">
              <text:p>x(cm)</text:p>
            </chart:title>
          </chart:axis>
          <chart:axis chart:dimension="y" chart:name="primary-y" chart:style-name="ch6">
            <chart:title svg:x="0.568cm" svg:y="9.371cm" chart:style-name="ch7">
              <text:p>Ve(mV)</text:p>
            </chart:title>
            <chart:grid chart:style-name="ch8" chart:class="major"/>
          </chart:axis>
          <chart:series chart:style-name="ch9" chart:values-cell-range-address="Sheet3.C7:Sheet3.AC7" chart:class="chart:scatter">
            <chart:domain table:cell-range-address="Sheet3.C6:Sheet3.AC6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3.C6:Sheet3.AC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3.C7:Sheet3.AC7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